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text-properties style:text-underline-style="solid" style:text-underline-type="double" style:text-underline-width="auto" style:text-underline-color="font-color"/>
    </style:style>
    <style:style style:name="P3" style:family="paragraph" style:parent-style-name="Standard">
      <style:paragraph-properties fo:break-before="page"/>
    </style:style>
    <style:style style:name="T1" style:family="text">
      <style:text-properties style:text-position="sub 58%" style:font-name="Times New Roman1" style:text-underline-style="none" fo:font-weight="normal" style:font-name-asian="Times New Roman1" style:font-weight-asian="normal" style:font-name-complex="Times New Roman1" style:font-weight-complex="normal"/>
    </style:style>
    <style:style style:name="T2" style:family="text">
      <style:text-properties style:text-position="0% 100%" style:text-underline-style="none" fo:font-weight="normal" style:font-weight-asian="normal" style:font-weight-complex="normal"/>
    </style:style>
    <style:style style:name="T3" style:family="text">
      <style:text-properties style:text-position="0% 100%" style:text-underline-style="none" fo:font-weight="normal" style:font-name-asian="Times New Roman1" style:font-weight-asian="normal" style:font-name-complex="Times New Roman1" style:font-weight-complex="normal"/>
    </style:style>
    <style:style style:name="T4" style:family="text">
      <style:text-properties style:text-position="0% 100%" style:font-name="Times New Roman1" style:text-underline-style="none" fo:font-weight="normal" style:font-name-asian="Times New Roman1" style:font-weight-asian="normal" style:font-name-complex="Times New Roman1" style:font-weight-complex="normal"/>
    </style:style>
    <style:style style:name="T5" style:family="text">
      <style:text-properties style:text-position="0% 100%" style:font-name="Times New Roman1" fo:font-weight="normal" style:font-name-asian="Times New Roman1" style:font-weight-asian="normal" style:font-name-complex="Times New Roman1" style:font-weight-complex="normal"/>
    </style:style>
    <style:style style:name="T6" style:family="text">
      <style:text-properties style:text-position="0% 100%" style:font-name="Times New Roman" style:text-underline-style="none" fo:font-weight="normal" style:font-name-asian="SimSun" style:font-weight-asian="normal" style:font-name-complex="Mangal" style:font-weight-complex="normal"/>
    </style:style>
    <style:style style:name="T7" style:family="text">
      <style:text-properties style:text-position="super 58%"/>
    </style:style>
    <style:style style:name="T8" style:family="text">
      <style:text-properties style:text-position="super 58%" style:text-underline-style="none" fo:font-weight="normal" style:font-weight-asian="normal" style:font-weight-complex="normal"/>
    </style:style>
    <style:style style:name="T9" style:family="text">
      <style:text-properties style:text-position="super 58%" style:font-name="Times New Roman" style:text-underline-style="none" fo:font-weight="normal" style:font-name-asian="SimSun" style:font-weight-asian="normal" style:font-name-complex="Mangal" style:font-weight-complex="normal"/>
    </style:style>
    <style:style style:name="T10" style:family="text">
      <style:text-properties style:text-position="super 58%" style:font-name="Times New Roman1" style:text-underline-style="none" fo:font-weight="normal" style:font-name-asian="Times New Roman1" style:font-weight-asian="normal" style:font-name-complex="Times New Roman1" style:font-weight-complex="normal"/>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have reason to suspect that David Jimenez-Morales's Markovian transition probability matrices are inaccurate.</text:p>
      <text:p text:style-name="Standard"/>
      <text:p text:style-name="Standard">First of all there is the fact that my own scoring matrices, which are produced by what looks like a sound algorithm, have some entries which are pretty far off from his. I thought at first that this could be acounted for by rounding error: his transition probability matrices sometimes have entries with only one or two significant digits. However, since the scoring matrix entries are have logarithms of the transition probability matrix entries, this really shouldn't matter.</text:p>
      <text:p text:style-name="Standard"/>
      <text:p text:style-name="Standard">This is mostly screened, though, by the fact that our transition probability matrices don't seem to match. His have unlabeled columns, so maybe I just haven't actually compared equivalent matrices, maybe I've got the rows and columns out of order. But if I don't, then they don't match.</text:p>
      <text:p text:style-name="Standard"/>
      <text:p text:style-name="Standard">But if they really don't match, I think it's his that are wrong. The transition probability matrices are <draw:frame draw:style-name="fr1" draw:name="Object1" text:anchor-type="as-char" svg:width="0.9299in" svg:height="0.4484in" draw:z-index="0"><draw:object xlink:href="./Object 1" xlink:type="simple" xlink:show="embed" xlink:actuate="onLoad"/><draw:image xlink:href="./ObjectReplacements/Object 1" xlink:type="simple" xlink:show="embed" xlink:actuate="onLoad"/></draw:frame>. When t=1, this reduces to <draw:frame draw:style-name="fr1" draw:name="Object2" text:anchor-type="as-char" svg:width="2.1898in" svg:height="0.4484in" draw:z-index="1"><draw:object xlink:href="./Object 2" xlink:type="simple" xlink:show="embed" xlink:actuate="onLoad"/><draw:image xlink:href="./ObjectReplacements/Object 2" xlink:type="simple" xlink:show="embed" xlink:actuate="onLoad"/></draw:frame>.</text:p>
      <text:p text:style-name="Standard"/>
      <text:p text:style-name="Standard">The entries of Q are small – order of 10<text:span text:style-name="T7">-3</text:span><text:span text:style-name="T2"> or 10</text:span><text:span text:style-name="T8">-4</text:span><text:span text:style-name="T2">. Taking 10</text:span><text:span text:style-name="T8">-2</text:span><text:span text:style-name="T2"> as an upper bound for the entries, the entries of Q</text:span><text:span text:style-name="T8">2</text:span><text:span text:style-name="T2"> are all </text:span><text:span text:style-name="T4">≤</text:span><text:span text:style-name="T6"> 20 * 10</text:span><text:span text:style-name="T9">-4</text:span><text:span text:style-name="T6">. Okay so Q</text:span><text:span text:style-name="T9">2</text:span><text:span text:style-name="T6"> might matter. But Q</text:span><text:span text:style-name="T9">3</text:span><text:span text:style-name="T6"> definitely won't, its entries will be </text:span><text:span text:style-name="T4">≤ 400 * 10</text:span><text:span text:style-name="T10">-8</text:span><text:span text:style-name="T4">.</text:span></text:p>
      <text:p text:style-name="Standard"><text:span text:style-name="T4"/></text:p>
      <text:p text:style-name="Standard"><text:span text:style-name="T4">Does Q</text:span><text:span text:style-name="T10">2</text:span><text:span text:style-name="T4"> even matter? Let's say... does it affect the first digit?</text:span></text:p>
      <text:p text:style-name="Standard"><text:span text:style-name="T4">Best way to do this would be to take a matrix of the logarithms base ten of Q and subtract from it a matrix of the logarithms of Q</text:span><text:span text:style-name="T10">2</text:span><text:span text:style-name="T4">. See if it's all greater than 1.</text:span></text:p>
      <text:p text:style-name="Standard"><text:span text:style-name="T4"/></text:p>
      <text:p text:style-name="Standard"><text:span text:style-name="T4">Okay. Well. Anyway. I thought it might be as simple as checking if his P(1) is equal to I + Q. But whatever, I'll check if his P(1) is equal to I + Q + Q</text:span><text:span text:style-name="T10">2</text:span><text:span text:style-name="T4">/2.</text:span></text:p>
      <text:p text:style-name="Standard"><text:span text:style-name="T4"/></text:p>
      <text:p text:style-name="Standard"><text:span text:style-name="T4">Created q and I:</text:span></text:p>
      <text:p text:style-name="Standard"><text:span text:style-name="T4">&gt;&gt;&gt; q = to_mat(qout, order=published_bbtm_ordering)</text:span></text:p>
      <text:p text:style-name="Standard"><text:span text:style-name="T4">&gt;&gt;&gt; I = np.identity(20)</text:span></text:p>
      <text:p text:style-name="Standard"><text:span text:style-name="T4"/></text:p>
      <text:p text:style-name="Standard"><text:span text:style-name="T4">q is a matrix, and the ** operator does matrix exponentiation:</text:span></text:p>
      <text:p text:style-name="Standard"><text:span text:style-name="T4">&gt;&gt;&gt; type(q)</text:span></text:p>
      <text:p text:style-name="Standard"><text:span text:style-name="T4">&lt;class 'numpy.matrixlib.defmatrix.matrix'&gt;</text:span></text:p>
      <text:p text:style-name="Standard"><text:span text:style-name="T4">&gt;&gt;&gt; (np.dot(q, q) - q**2)[0]</text:span></text:p>
      <text:p text:style-name="Standard"><text:span text:style-name="T4">matrix([[ 0., <text:s/>0., <text:s/>0., <text:s/>0., <text:s/>0., <text:s/>0., <text:s/>0., <text:s/>0., <text:s/>0., <text:s/>0., <text:s/>0., <text:s/>0., <text:s/>0.,</text:span></text:p>
      <text:p text:style-name="Standard"><text:span text:style-name="T4"><text:s text:c="10"/>0., <text:s/>0., <text:s/>0., <text:s/>0., <text:s/>0., <text:s/>0., <text:s/>0.]])</text:span></text:p>
      <text:p text:style-name="Standard"><text:span text:style-name="T4">&gt;&gt;&gt; r = np.array(q)</text:span></text:p>
      <text:p text:style-name="Standard"><text:span text:style-name="T4">&gt;&gt;&gt; (np.dot(r, r) - r**2)[0]</text:span></text:p>
      <text:p text:style-name="Standard"><text:span text:style-name="T4">array([ <text:s/>6.78119683e-05, <text:s text:c="2"/>1.67037940e-07, <text:s text:c="2"/>9.31199880e-07,</text:span></text:p>
      <text:p text:style-name="Standard"><text:span text:style-name="T4"><text:s text:c="9"/>3.30052020e-07, <text:s text:c="2"/>4.86516400e-08, <text:s text:c="2"/>5.79265450e-07,</text:span></text:p>
      <text:p text:style-name="Standard"><text:span text:style-name="T4"><text:s text:c="8"/>-3.48178660e-07, <text:s/>-1.26765142e-04, <text:s/>-7.03388000e-09,</text:span></text:p>
      <text:p text:style-name="Standard"><text:span text:style-name="T4"><text:s text:c="9"/>1.39319798e-04, <text:s text:c="2"/>2.50699568e-05, <text:s text:c="2"/>9.94402500e-08,</text:span></text:p>
      <text:p text:style-name="Standard"><text:span text:style-name="T4"><text:s text:c="9"/>2.98365619e-06, <text:s text:c="2"/>3.22304605e-06, <text:s/>-1.22730807e-06,</text:span></text:p>
      <text:p text:style-name="Standard"><text:span text:style-name="T4"><text:s text:c="8"/>-7.93159236e-06, <text:s/>-4.85407900e-05, <text:s text:c="2"/>2.50268577e-06,</text:span></text:p>
      <text:p text:style-name="Standard"><text:span text:style-name="T4"><text:s text:c="9"/>6.93798410e-07, <text:s/>-4.26672684e-04])</text:span></text:p>
      <text:p text:style-name="Standard"><text:span text:style-name="T4"/></text:p>
      <text:p text:style-name="Standard"><text:soft-page-break/><text:span text:style-name="T4">Created x, which I expect to match P(1) in at least the order of magnitude and the first digit:</text:span></text:p>
      <text:p text:style-name="Standard"><text:span text:style-name="T4">&gt;&gt;&gt; x = I + q + (q**2)/2. + (q**3)/6.</text:span></text:p>
      <text:p text:style-name="Standard"><text:span text:style-name="T4"/></text:p>
      <text:p text:style-name="Standard"><text:span text:style-name="T4">Retrieved David Jimenez-Morales's “MTMout1.p” as a variable called “y”:</text:span></text:p>
      <text:p text:style-name="Standard"><text:span text:style-name="T4">&gt;&gt;&gt; import os</text:span></text:p>
      <text:p text:style-name="Standard"><text:span text:style-name="T4">&gt;&gt;&gt; os.chdir(r'C:\Users\alex\Documents\work stuff\sinisterdexter-beta-barrel-oligomerization-a0addf7\automated_sequence_alignment\TMout\pout')</text:span></text:p>
      <text:p text:style-name="Standard"><text:span text:style-name="T4">&gt;&gt;&gt; y_as_list = list()</text:span></text:p>
      <text:p text:style-name="Standard"><text:span text:style-name="T4">&gt;&gt;&gt; with open('MTMout1.p', 'r') as f:</text:span></text:p>
      <text:p text:style-name="Standard"><text:span text:style-name="T4"><text:tab/>for line in f:</text:span></text:p>
      <text:p text:style-name="Standard"><text:span text:style-name="T4"><text:tab/><text:tab/>y_as_list.append([float(i) for i in line.split()])</text:span></text:p>
      <text:p text:style-name="Standard"><text:span text:style-name="T4">&gt;&gt;&gt; y = np.array(y_as_list)</text:span></text:p>
      <text:p text:style-name="Standard"><text:span text:style-name="T4">&gt;&gt;&gt; y.shape</text:span></text:p>
      <text:p text:style-name="Standard"><text:span text:style-name="T4">(20, 20)</text:span></text:p>
      <text:p text:style-name="Standard"><text:span text:style-name="T4"/></text:p>
      <text:p text:style-name="Standard"><text:span text:style-name="T4">I checked, the first couple entries of the first line match the file.</text:span></text:p>
      <text:p text:style-name="Standard"><text:span text:style-name="T4">But x and y don't match each other.</text:span></text:p>
      <text:p text:style-name="Standard"><text:span text:style-name="T4">&gt;&gt;&gt; x[0]</text:span></text:p>
      <text:p text:style-name="Standard"><text:span text:style-name="T4">matrix([[ <text:s/>9.82864136e-01, <text:s text:c="2"/>1.73831243e-05, <text:s text:c="2"/>1.85623621e-05,</text:span></text:p>
      <text:p text:style-name="Standard"><text:span text:style-name="T4"><text:s text:c="11"/>1.15641555e-05, <text:s text:c="2"/>1.04235189e-05, <text:s text:c="2"/>2.55869479e-05,</text:span></text:p>
      <text:p text:style-name="Standard"><text:span text:style-name="T4"><text:s text:c="11"/>4.81273455e-05, <text:s text:c="2"/>4.53180905e-03, <text:s text:c="2"/>1.79972974e-05,</text:span></text:p>
      <text:p text:style-name="Standard"><text:span text:style-name="T4"><text:s text:c="11"/>8.48175942e-04, <text:s text:c="2"/>1.66092240e-03, <text:s text:c="2"/>1.13494817e-05,</text:span></text:p>
      <text:p text:style-name="Standard"><text:span text:style-name="T4"><text:s text:c="11"/>1.96200736e-04, <text:s text:c="2"/>7.22116825e-04, <text:s text:c="2"/>9.71956703e-05,</text:span></text:p>
      <text:p text:style-name="Standard"><text:span text:style-name="T4"><text:s text:c="11"/>5.65620692e-04, <text:s text:c="2"/>2.20793861e-03, <text:s text:c="2"/>6.07357385e-05,</text:span></text:p>
      <text:p text:style-name="Standard"><text:span text:style-name="T4"><text:s text:c="11"/>1.43756079e-04, <text:s text:c="2"/>5.94039818e-03]])</text:span></text:p>
      <text:p text:style-name="Standard"><text:span text:style-name="T4">&gt;&gt;&gt; y[0]</text:span></text:p>
      <text:p text:style-name="Standard"><text:span text:style-name="T4">array([ <text:s/>9.84626900e-01, <text:s text:c="2"/>3.60000000e-06, <text:s text:c="2"/>5.30000000e-06,</text:span></text:p>
      <text:p text:style-name="Standard"><text:span text:style-name="T4"><text:s text:c="9"/>2.20000000e-06, <text:s text:c="2"/>1.00000000e-07, <text:s text:c="2"/>9.30000000e-06,</text:span></text:p>
      <text:p text:style-name="Standard"><text:span text:style-name="T4"><text:s text:c="9"/>3.60000000e-06, <text:s text:c="2"/>3.70890000e-03, <text:s text:c="2"/>5.10000000e-06,</text:span></text:p>
      <text:p text:style-name="Standard"><text:span text:style-name="T4"><text:s text:c="9"/>6.47200000e-04, <text:s text:c="2"/>2.07420000e-03, <text:s text:c="2"/>1.90000000e-06,</text:span></text:p>
      <text:p text:style-name="Standard"><text:span text:style-name="T4"><text:s text:c="9"/>5.88000000e-05, <text:s text:c="2"/>6.66100000e-04, <text:s text:c="2"/>3.00000000e-05,</text:span></text:p>
      <text:p text:style-name="Standard"><text:span text:style-name="T4"><text:s text:c="9"/>2.27400000e-04, <text:s text:c="2"/>1.44680000e-03, <text:s text:c="2"/>3.70000000e-05,</text:span></text:p>
      <text:p text:style-name="Standard"><text:span text:style-name="T4"><text:s text:c="9"/>1.63300000e-04, <text:s text:c="2"/>6.28230000e-03])</text:span></text:p>
      <text:p text:style-name="Standard"><text:span text:style-name="T4"/></text:p>
      <text:p text:style-name="Standard"><text:span text:style-name="T4">x matches my own transition probability matrices very well though. Here's how I made it:</text:span></text:p>
      <text:p text:style-name="Standard"><text:span text:style-name="T4">&gt;&gt;&gt; pout_as_dict = transition_probability_matrix(qout, 1)</text:span></text:p>
      <text:p text:style-name="Standard"><text:span text:style-name="T4">&gt;&gt;&gt; p = to_mat(pout_as_dict, published_bbtm_ordering)</text:span></text:p>
      <text:p text:style-name="Standard"><text:span text:style-name="T4"/></text:p>
      <text:p text:style-name="Standard"><text:span text:style-name="T4">Here's the first row, note simlarity to x[0]:</text:span></text:p>
      <text:p text:style-name="Standard"><text:span text:style-name="T4">&gt;&gt;&gt; p[0]</text:span></text:p>
      <text:p text:style-name="Standard"><text:span text:style-name="T4">matrix([[ <text:s/>9.82864149e-01, <text:s text:c="2"/>1.73831255e-05, <text:s text:c="2"/>1.85623803e-05,</text:span></text:p>
      <text:p text:style-name="Standard"><text:span text:style-name="T4"><text:s text:c="11"/>1.15641544e-05, <text:s text:c="2"/>1.04235361e-05, <text:s text:c="2"/>2.55869809e-05,</text:span></text:p>
      <text:p text:style-name="Standard"><text:span text:style-name="T4"><text:s text:c="11"/>4.81273587e-05, <text:s text:c="2"/>4.53180675e-03, <text:s text:c="2"/>1.79972848e-05,</text:span></text:p>
      <text:p text:style-name="Standard"><text:span text:style-name="T4"><text:s text:c="11"/>8.48229446e-04, <text:s text:c="2"/>1.66094446e-03, <text:s text:c="2"/>1.13494826e-05,</text:span></text:p>
      <text:p text:style-name="Standard"><text:span text:style-name="T4"><text:s text:c="11"/>1.96200665e-04, <text:s text:c="2"/>7.22117042e-04, <text:s text:c="2"/>9.71956365e-05,</text:span></text:p>
      <text:p text:style-name="Standard"><text:span text:style-name="T4"><text:s text:c="11"/>5.65620549e-04, <text:s text:c="2"/>2.20793838e-03, <text:s text:c="2"/>6.07359899e-05,</text:span></text:p>
      <text:p text:style-name="Standard"><text:span text:style-name="T4"><text:s text:c="11"/>1.43756089e-04, <text:s text:c="2"/>5.94031165e-03]])</text:span></text:p>
      <text:p text:style-name="Standard"><text:span text:style-name="T4"><text:line-break/>Here's difference with x[0]:</text:span></text:p>
      <text:p text:style-name="Standard"><text:soft-page-break/><text:span text:style-name="T4">&gt;&gt;&gt; x[0] - p[0]</text:span></text:p>
      <text:p text:style-name="Standard"><text:span text:style-name="T4">matrix([[ -1.32006244e-08, <text:s/>-1.17018939e-12, <text:s/>-1.82671807e-11,</text:span></text:p>
      <text:p text:style-name="Standard"><text:span text:style-name="T4"><text:s text:c="11"/>1.16014359e-12, <text:s/>-1.71907186e-11, <text:s/>-3.30017368e-11,</text:span></text:p>
      <text:p text:style-name="Standard"><text:span text:style-name="T4"><text:s text:c="10"/>-1.32106601e-11, <text:s text:c="2"/>2.30205268e-09, <text:s text:c="2"/>1.25866503e-11,</text:span></text:p>
      <text:p text:style-name="Standard"><text:span text:style-name="T4"><text:s text:c="10"/>-5.35033296e-08, <text:s/>-2.20612331e-08, <text:s/>-9.00821018e-13,</text:span></text:p>
      <text:p text:style-name="Standard"><text:span text:style-name="T4"><text:s text:c="11"/>7.05271965e-11, <text:s/>-2.16969891e-10, <text:s text:c="2"/>3.37921250e-11,</text:span></text:p>
      <text:p text:style-name="Standard"><text:span text:style-name="T4"><text:s text:c="11"/>1.43648232e-10, <text:s text:c="2"/>2.28406706e-10, <text:s/>-2.51460262e-10,</text:span></text:p>
      <text:p text:style-name="Standard"><text:span text:style-name="T4"><text:s text:c="10"/>-9.91696409e-12, <text:s text:c="2"/>8.65349784e-08]])</text:span></text:p>
      <text:p text:style-name="Standard"><text:span text:style-name="T4"/></text:p>
      <text:p text:style-name="Standard"><text:span text:style-name="T4">Maybe I've got the wrong ordering, or I'm interpreting the labels on his files wrong.</text:span></text:p>
      <text:p text:style-name="Standard"><text:span text:style-name="T4">I can rule those out, though, if I can make the published bbTM</text:span><text:span text:style-name="T1">out</text:span><text:span text:style-name="T4"> from his “MTMout40.p”. If I can, then I have to tell him my results.</text:span></text:p>
      <text:p text:style-name="P2"><text:span text:style-name="T5"><text:line-break/></text:span></text:p>
      <text:p text:style-name="Standard"><text:span text:style-name="T4"/></text:p>
      <text:p text:style-name="P3"><text:span text:style-name="T4">Here's the background code for all the above, by the way, which is a little different from the modern code:</text:span></text:p>
      <text:p text:style-name="P1"><text:span text:style-name="T3">from __future__ import division</text:span></text:p>
      <text:p text:style-name="P1"><text:span text:style-name="T3">from __future__ import print_function</text:span></text:p>
      <text:p text:style-name="P1"><text:span text:style-name="T3">import scipy.linalg</text:span></text:p>
      <text:p text:style-name="P1"><text:span text:style-name="T3">import math</text:span></text:p>
      <text:p text:style-name="P1"><text:span text:style-name="T3">import numpy as np</text:span></text:p>
      <text:p text:style-name="P1"><text:span text:style-name="T3">import itertools</text:span></text:p>
      <text:p text:style-name="P1"><text:span text:style-name="T3">import os</text:span></text:p>
      <text:p text:style-name="P1"><text:span text:style-name="T3">import copy</text:span></text:p>
      <text:p text:style-name="P1"><text:span text:style-name="T3"/></text:p>
      <text:p text:style-name="P1"><text:span text:style-name="T3">os.chdir(r'C:\Users\alex\Documents\work stuff\sinisterdexter-beta-barrel-oligomerization-710e3e6\bbtm derivation')</text:span></text:p>
      <text:p text:style-name="P1"><text:span text:style-name="T3"/></text:p>
      <text:p text:style-name="P1"><text:span text:style-name="T3"># The guts</text:span></text:p>
      <text:p text:style-name="P1"><text:span text:style-name="T3"/></text:p>
      <text:p text:style-name="P1"><text:span text:style-name="T3">class MatrixMapping(dict):</text:span></text:p>
      <text:p text:style-name="P1"><text:span text:style-name="T3"><text:s text:c="4"/>'''A dictionary such that if x is a MatrixMapping, (n*x)[key] == n*(x[key])</text:span></text:p>
      <text:p text:style-name="P1"><text:span text:style-name="T3"><text:s text:c="4"/>'''</text:span></text:p>
      <text:p text:style-name="P1"><text:span text:style-name="T3"><text:s text:c="4"/>def __rmul__(self, other):</text:span></text:p>
      <text:p text:style-name="P1"><text:span text:style-name="T3"><text:s text:c="8"/>output = copy.deepcopy(self)</text:span></text:p>
      <text:p text:style-name="P1"><text:span text:style-name="T3"><text:s text:c="8"/>for key in output.keys():</text:span></text:p>
      <text:p text:style-name="P1"><text:span text:style-name="T3"><text:s text:c="12"/>output[key] *= other</text:span></text:p>
      <text:p text:style-name="P1"><text:span text:style-name="T3"><text:s text:c="8"/>return output</text:span></text:p>
      <text:p text:style-name="P1"><text:span text:style-name="T3"><text:s text:c="4"/></text:span></text:p>
      <text:p text:style-name="P1"><text:span text:style-name="T3"><text:s text:c="4"/>def __lmul__(self, other):</text:span></text:p>
      <text:p text:style-name="P1"><text:span text:style-name="T3"><text:s text:c="8"/>return self.__rmul__(self, other)</text:span></text:p>
      <text:p text:style-name="P1"><text:span text:style-name="T3"/></text:p>
      <text:p text:style-name="P1"><text:span text:style-name="T3"/></text:p>
      <text:p text:style-name="P1"><text:span text:style-name="T3">def parse(mat_filename):</text:span></text:p>
      <text:p text:style-name="P1"><text:span text:style-name="T3"><text:s text:c="4"/>'''Take filename of a file in the format in which matrices are presented</text:span></text:p>
      <text:p text:style-name="P1"><text:span text:style-name="T3"><text:s text:c="4"/>in "Patterns of Amino Acid Substitutions..." Jimenez-Morales, Jie Liang</text:span></text:p>
      <text:p text:style-name="P1"><text:span text:style-name="T3"><text:s text:c="4"/>and return a dictionary that can be used like q['A']['T'] to find</text:span></text:p>
      <text:p text:style-name="P1"><text:span text:style-name="T3"><text:s text:c="4"/>the entry in row A, column T.'''</text:span></text:p>
      <text:p text:style-name="P1"><text:span text:style-name="T3"><text:s text:c="4"/>with open(mat_filename, 'r') as mat_file:</text:span></text:p>
      <text:p text:style-name="P1"><text:span text:style-name="T3"><text:s text:c="8"/>found_resns = False</text:span></text:p>
      <text:p text:style-name="P1"><text:span text:style-name="T3"><text:s text:c="8"/>for line in mat_file:</text:span></text:p>
      <text:p text:style-name="P1"><text:span text:style-name="T3"><text:s text:c="12"/># Ignore comments</text:span></text:p>
      <text:p text:style-name="P1"><text:span text:style-name="T3"><text:s text:c="12"/>if line[0] == '#':</text:span></text:p>
      <text:p text:style-name="P1"><text:span text:style-name="T3"><text:s text:c="16"/>continue</text:span></text:p>
      <text:p text:style-name="P1"><text:span text:style-name="T3"/></text:p>
      <text:p text:style-name="P1"><text:span text:style-name="T3"><text:s text:c="12"/># Find which resn corresponds to which column number</text:span></text:p>
      <text:p text:style-name="P1"><text:span text:style-name="T3"><text:s text:c="12"/>if not found_resns:</text:span></text:p>
      <text:p text:style-name="P1"><text:span text:style-name="T3"><text:s text:c="16"/>found_resns = True</text:span></text:p>
      <text:p text:style-name="P1"><text:span text:style-name="T3"><text:s text:c="16"/>col_names = line.split()</text:span></text:p>
      <text:p text:style-name="P1"><text:span text:style-name="T3"><text:s text:c="16"/># Check to make sure they're all there</text:span></text:p>
      <text:p text:style-name="P1"><text:span text:style-name="T3"><text:s text:c="16"/>for resn in ['C', 'N', 'H', 'D', 'S', 'Q', 'K', 'M', 'P',</text:span></text:p>
      <text:p text:style-name="P1"><text:span text:style-name="T3"><text:s text:c="29"/>'T', 'F', 'A', 'G', 'I', 'L', 'R', 'W', 'E',</text:span></text:p>
      <text:p text:style-name="P1"><text:span text:style-name="T3"><text:s text:c="29"/>'Y', 'V']:</text:span></text:p>
      <text:p text:style-name="P1"><text:span text:style-name="T3"><text:s text:c="20"/>try:</text:span></text:p>
      <text:p text:style-name="P1"><text:span text:style-name="T3"><text:s text:c="24"/>assert resn in col_names, "missing " + resn</text:span></text:p>
      <text:p text:style-name="P1"><text:span text:style-name="T3"><text:s text:c="20"/>except AssertionError:</text:span></text:p>
      <text:p text:style-name="P1"><text:span text:style-name="T3"><text:s text:c="24"/>print(line)</text:span></text:p>
      <text:p text:style-name="P1"><text:span text:style-name="T3"><text:s text:c="24"/>raise</text:span></text:p>
      <text:p text:style-name="P1"><text:span text:style-name="T3"/></text:p>
      <text:p text:style-name="P1"><text:span text:style-name="T3"><text:s text:c="16"/># Make the matrix that will be returned</text:span></text:p>
      <text:p text:style-name="P1"><text:span text:style-name="T3"><text:s text:c="16"/>output = MatrixMapping((tuple_, None)\</text:span></text:p>
      <text:p text:style-name="P1"><text:span text:style-name="T3"><text:s text:c="39"/>for tuple_ in itertools.product(\</text:span></text:p>
      <text:p text:style-name="P1"><text:span text:style-name="T3"><text:s text:c="55"/>col_names, col_names))</text:span></text:p>
      <text:p text:style-name="P1"><text:span text:style-name="T3"><text:s text:c="16"/>continue</text:span></text:p>
      <text:p text:style-name="P1"><text:span text:style-name="T3"/></text:p>
      <text:p text:style-name="P1"><text:span text:style-name="T3"><text:s text:c="12"/>row = line.split()</text:span></text:p>
      <text:p text:style-name="P1"><text:span text:style-name="T3"><text:s text:c="12"/>row_name = line[0]</text:span></text:p>
      <text:p text:style-name="P1"><text:span text:style-name="T3"><text:s text:c="12"/>for rate, col_name in zip(row[1:], col_names):</text:span></text:p>
      <text:p text:style-name="P1"><text:span text:style-name="T3"><text:s text:c="16"/>output[row_name,col_name] = float(rate)</text:span></text:p>
      <text:p text:style-name="P1"><text:soft-page-break/><text:span text:style-name="T3"><text:s text:c="8"/></text:span></text:p>
      <text:p text:style-name="P1"><text:span text:style-name="T3"><text:s text:c="4"/>return output</text:span></text:p>
      <text:p text:style-name="P1"><text:span text:style-name="T3"/></text:p>
      <text:p text:style-name="P1"><text:span text:style-name="T3">published_q_ordering = ['S', 'T', 'N', 'Q', 'D', 'E', 'R', 'K', 'H', 'C',</text:span></text:p>
      <text:p text:style-name="P1"><text:span text:style-name="T3"><text:s text:c="21"/>'P', 'G', 'W', 'Y', 'F', 'V', 'I', 'L', 'A', 'M']</text:span></text:p>
      <text:p text:style-name="P1"><text:span text:style-name="T3"/></text:p>
      <text:p text:style-name="P1"><text:span text:style-name="T3">published_bbtm_ordering = ['A', 'R', 'N', 'D', 'C', 'Q', 'E', 'G', 'H',</text:span></text:p>
      <text:p text:style-name="P1"><text:span text:style-name="T3"><text:s text:c="27"/>'I', 'L', 'K', 'M', 'F', 'P', 'S', 'T', 'W',</text:span></text:p>
      <text:p text:style-name="P1"><text:span text:style-name="T3"><text:s text:c="27"/>'Y', 'V']</text:span></text:p>
      <text:p text:style-name="P1"><text:span text:style-name="T3">def to_mat(m, order):</text:span></text:p>
      <text:p text:style-name="P1"><text:span text:style-name="T3"><text:s text:c="4"/>'''The parser returns a dictionary. This function turns one of</text:span></text:p>
      <text:p text:style-name="P1"><text:span text:style-name="T3"><text:s text:c="4"/>those dictionaries into a matrix, with the elements in the</text:span></text:p>
      <text:p text:style-name="P1"><text:span text:style-name="T3"><text:s text:c="4"/>specified order. "order" should be a list of one-letter</text:span></text:p>
      <text:p text:style-name="P1"><text:span text:style-name="T3"><text:s text:c="4"/>residue names.'''</text:span></text:p>
      <text:p text:style-name="P1"><text:span text:style-name="T3"/></text:p>
      <text:p text:style-name="P1"><text:span text:style-name="T3"><text:s text:c="4"/># I know more about manipulating lists than matrices,</text:span></text:p>
      <text:p text:style-name="P1"><text:span text:style-name="T3"><text:s text:c="4"/># so the output is constructed as a list, then converted into a</text:span></text:p>
      <text:p text:style-name="P1"><text:span text:style-name="T3"><text:s text:c="4"/># matrix right before the return statement</text:span></text:p>
      <text:p text:style-name="P1"><text:span text:style-name="T3"/></text:p>
      <text:p text:style-name="P1"><text:span text:style-name="T3"><text:s text:c="4"/>mat_as_list = list()</text:span></text:p>
      <text:p text:style-name="P1"><text:span text:style-name="T3"><text:s text:c="4"/>for row_name in order:</text:span></text:p>
      <text:p text:style-name="P1"><text:span text:style-name="T3"><text:s text:c="8"/># Append a row:</text:span></text:p>
      <text:p text:style-name="P1"><text:span text:style-name="T3"><text:s text:c="8"/>mat_as_list.append([m[row_name,col_name] for col_name in order])</text:span></text:p>
      <text:p text:style-name="P1"><text:span text:style-name="T3"><text:s text:c="4"/>mat = scipy.matrix(mat_as_list)</text:span></text:p>
      <text:p text:style-name="P1"><text:span text:style-name="T3"><text:s text:c="4"/>return mat</text:span></text:p>
      <text:p text:style-name="P1"><text:span text:style-name="T3"><text:s text:c="2"/></text:span></text:p>
      <text:p text:style-name="P1"><text:span text:style-name="T3"/></text:p>
      <text:p text:style-name="P1"><text:span text:style-name="T3">def transition_probability_matrix(q,t, resns = published_q_ordering):</text:span></text:p>
      <text:p text:style-name="P1"><text:span text:style-name="T3"><text:s text:c="4"/>'''Take a matrix in dictionary form, whose elements are instantaneous</text:span></text:p>
      <text:p text:style-name="P1"><text:span text:style-name="T3"><text:s text:c="4"/>transition rates, and return a transition probability matrix for a given</text:span></text:p>
      <text:p text:style-name="P1"><text:span text:style-name="T3"><text:s text:c="4"/>time.'''</text:span></text:p>
      <text:p text:style-name="P1"><text:span text:style-name="T3"/></text:p>
      <text:p text:style-name="P1"><text:span text:style-name="T3"><text:s text:c="4"/># resns is a list of entry names (probably the 20 amino acids).</text:span></text:p>
      <text:p text:style-name="P1"><text:span text:style-name="T3"><text:s text:c="4"/># I think the order is arbitrary.</text:span></text:p>
      <text:p text:style-name="P1"><text:span text:style-name="T3"><text:s text:c="4"/># Made into a keyword argument so that I can test this function on</text:span></text:p>
      <text:p text:style-name="P1"><text:span text:style-name="T3"><text:s text:c="4"/># small matrices.</text:span></text:p>
      <text:p text:style-name="P1"><text:span text:style-name="T3"/></text:p>
      <text:p text:style-name="P1"><text:span text:style-name="T3"><text:s text:c="4"/># Convert q to a matrix</text:span></text:p>
      <text:p text:style-name="P1"><text:span text:style-name="T3"><text:s text:c="4"/>mat = to_mat(q, order = resns)</text:span></text:p>
      <text:p text:style-name="P1"><text:span text:style-name="T3"/></text:p>
      <text:p text:style-name="P1"><text:span text:style-name="T3"><text:s text:c="4"/># Create P(t) = exp(q * t)</text:span></text:p>
      <text:p text:style-name="P1"><text:span text:style-name="T3"><text:s text:c="4"/>p_as_mat = scipy.linalg.expm(t*mat)</text:span></text:p>
      <text:p text:style-name="P1"><text:span text:style-name="T3"/></text:p>
      <text:p text:style-name="P1"><text:span text:style-name="T3"><text:s text:c="4"/># Make a dictionary mapping tuples of resns to elements of P(t)</text:span></text:p>
      <text:p text:style-name="P1"><text:span text:style-name="T3"><text:s text:c="4"/># Create the empty dictionary</text:span></text:p>
      <text:p text:style-name="P1"><text:span text:style-name="T3"><text:s text:c="4"/>output = MatrixMapping((respair, None) \</text:span></text:p>
      <text:p text:style-name="P1"><text:span text:style-name="T3"><text:s text:c="18"/>for respair in itertools.product(resns, resns))</text:span></text:p>
      <text:p text:style-name="P1"><text:span text:style-name="T3"/></text:p>
      <text:p text:style-name="P1"><text:span text:style-name="T3"><text:s text:c="4"/># Fill it up with the values from the matrix</text:span></text:p>
      <text:p text:style-name="P1"><text:span text:style-name="T3"><text:s text:c="4"/>numrows, numcols = p_as_mat.shape</text:span></text:p>
      <text:p text:style-name="P1"><text:span text:style-name="T3"><text:s text:c="4"/>for i, j in itertools.product(range(numrows), range(numcols)):</text:span></text:p>
      <text:p text:style-name="P1"><text:span text:style-name="T3"><text:s text:c="8"/>output[resns[i],resns[j]] = p_as_mat[i,j]</text:span></text:p>
      <text:p text:style-name="P1"><text:span text:style-name="T3"/></text:p>
      <text:p text:style-name="P1"><text:span text:style-name="T3"><text:s text:c="4"/>return output</text:span></text:p>
      <text:p text:style-name="P1"><text:span text:style-name="T3"/></text:p>
      <text:p text:style-name="P1"><text:span text:style-name="T3"/></text:p>
      <text:p text:style-name="P1"><text:span text:style-name="T3"/></text:p>
      <text:p text:style-name="P1"><text:span text:style-name="T3">def scoring_matrix(p, pi, lam = 1/math.log(16)):</text:span></text:p>
      <text:p text:style-name="P1"><text:span text:style-name="T3"><text:s text:c="4"/>'''p(A, G) becomes (1/lam) * log(p(A,G)/pi(G))'''</text:span></text:p>
      <text:p text:style-name="P1"><text:span text:style-name="T3"/></text:p>
      <text:p text:style-name="P1"><text:span text:style-name="T3"><text:s text:c="4"/>b = MatrixMapping()</text:span></text:p>
      <text:p text:style-name="P1"><text:span text:style-name="T3"><text:s text:c="4"/>for from_, to in p.keys():</text:span></text:p>
      <text:p text:style-name="P1"><text:span text:style-name="T3"><text:s text:c="8"/>b.update({(from_, to): (1/lam) * math.log(p[from_,to] / pi[to])})</text:span></text:p>
      <text:p text:style-name="P1"><text:span text:style-name="T3"/></text:p>
      <text:p text:style-name="P1"><text:span text:style-name="T3"><text:s text:c="4"/>return b</text:span></text:p>
      <text:p text:style-name="P1"><text:span text:style-name="T3"/></text:p>
      <text:p text:style-name="P1"><text:soft-page-break/><text:span text:style-name="T3">def round_to_nearest_int(n):</text:span></text:p>
      <text:p text:style-name="P1"><text:span text:style-name="T3"><text:s text:c="4"/>'''int(n)+1 if n%1&gt;=.5, int(n) if n%1 &lt;.5'''</text:span></text:p>
      <text:p text:style-name="P1"><text:span text:style-name="T3"><text:s text:c="4"/>if n%1 &gt;= .5:</text:span></text:p>
      <text:p text:style-name="P1"><text:span text:style-name="T3"><text:s text:c="8"/>return int(n) + 1</text:span></text:p>
      <text:p text:style-name="P1"><text:span text:style-name="T3"><text:s text:c="4"/>else:</text:span></text:p>
      <text:p text:style-name="P1"><text:span text:style-name="T3"><text:s text:c="8"/>return int(n)</text:span></text:p>
      <text:p text:style-name="P1"><text:span text:style-name="T3"/></text:p>
      <text:p text:style-name="P1"><text:span text:style-name="T3"># Constants</text:span></text:p>
      <text:p text:style-name="P1"><text:span text:style-name="T3"/></text:p>
      <text:p text:style-name="P1"><text:span text:style-name="T3"># Background frequencies, e-mailed to me by David Jimenez-Morales</text:span></text:p>
      <text:p text:style-name="P1"><text:span text:style-name="T3"># on August 20 2012. I consider it a birthday present</text:span></text:p>
      <text:p text:style-name="P1"><text:span text:style-name="T3">pi_all = {'A': 0.090686, 'C': 0.000344, 'E': 0.037944, 'D': 0.029356,</text:span></text:p>
      <text:p text:style-name="P1"><text:span text:style-name="T3"><text:s text:c="10"/>'G': 0.109694, 'F': 0.06036, 'I': 0.041904, 'H': 0.014036,</text:span></text:p>
      <text:p text:style-name="P1"><text:span text:style-name="T3"><text:s text:c="10"/>'K': 0.02891, 'M': 0.018884, 'L': 0.104019, 'N': 0.037032,</text:span></text:p>
      <text:p text:style-name="P1"><text:span text:style-name="T3"><text:s text:c="10"/>'Q': 0.043966, 'P': 0.012709, 'S': 0.066126, 'R': 0.04019,</text:span></text:p>
      <text:p text:style-name="P1"><text:span text:style-name="T3"><text:s text:c="10"/>'T': 0.067868, 'W': 0.031041, 'V': 0.071151, 'Y': 0.09384}</text:span></text:p>
      <text:p text:style-name="P1"><text:span text:style-name="T3"/></text:p>
      <text:p text:style-name="P1"><text:span text:style-name="T3">pi_in = {'A': 0.078272, 'C': 0.000478, 'E': 0.072977, 'D': 0.047942,</text:span></text:p>
      <text:p text:style-name="P1"><text:span text:style-name="T3"><text:s text:c="9"/>'G': 0.1498, 'F': 0.028562, 'I': 0.018918, 'H': 0.011209,</text:span></text:p>
      <text:p text:style-name="P1"><text:span text:style-name="T3"><text:s text:c="9"/>'K': 0.049208, 'M': 0.019776, 'L': 0.037144, 'N': 0.057714,</text:span></text:p>
      <text:p text:style-name="P1"><text:span text:style-name="T3"><text:s text:c="9"/>'Q': 0.065387, 'P': 0.006456, 'S': 0.107541, 'R': 0.069281,</text:span></text:p>
      <text:p text:style-name="P1"><text:span text:style-name="T3"><text:s text:c="9"/>'T': 0.086192, 'W': 0.015694, 'V': 0.026265, 'Y': 0.05133}</text:span></text:p>
      <text:p text:style-name="P1"><text:span text:style-name="T3"/></text:p>
      <text:p text:style-name="P1"><text:span text:style-name="T3">pi_out = {'A': 0.103414, 'C': 0.000253, 'E': 0.003965, 'D': 0.010899,</text:span></text:p>
      <text:p text:style-name="P1"><text:span text:style-name="T3"><text:s text:c="10"/>'G': 0.071558, 'F': 0.088656, 'I': 0.064497, 'H': 0.016882,</text:span></text:p>
      <text:p text:style-name="P1"><text:span text:style-name="T3"><text:s text:c="10"/>'K': 0.009315, 'M': 0.018249, 'L': 0.168981, 'N': 0.016985,</text:span></text:p>
      <text:p text:style-name="P1"><text:span text:style-name="T3"><text:s text:c="10"/>'Q': 0.023042, 'P': 0.018898, 'S': 0.025996, 'R': 0.012083,</text:span></text:p>
      <text:p text:style-name="P1"><text:span text:style-name="T3"><text:s text:c="10"/>'T': 0.050352, 'W': 0.045422, 'V': 0.115135, 'Y': 0.135606}</text:span></text:p>
      <text:p text:style-name="P1"><text:span text:style-name="T3"/></text:p>
      <text:p text:style-name="P1"><text:span text:style-name="T3"># Q matrices, taken from figure S3 in Jimenez-Morales, Liang PLoS One 2011</text:span></text:p>
      <text:p text:style-name="P1"><text:span text:style-name="T3"># These are the rate matrices. They have to be multipled by 10**-4 to be</text:span></text:p>
      <text:p text:style-name="P1"><text:span text:style-name="T3"># usable though.</text:span></text:p>
      <text:p text:style-name="P1"><text:span text:style-name="T3">qall = 10**-4 * parse('matrices/qall.txt')</text:span></text:p>
      <text:p text:style-name="P1"><text:span text:style-name="T3">qin = 10**-4 * parse('matrices/qin.txt')</text:span></text:p>
      <text:p text:style-name="P1"><text:span text:style-name="T3">qout = 10**-4 * parse('matrices/qout.txt')</text:span></text:p>
      <text:p text:style-name="P1"><text:span text:style-name="T3"/></text:p>
      <text:p text:style-name="P1"><text:span text:style-name="T3"/></text:p>
      <text:p text:style-name="P1"><text:span text:style-name="T3"># The API</text:span></text:p>
      <text:p text:style-name="P1"><text:span text:style-name="T3">def bbtm(dataset, t):</text:span></text:p>
      <text:p text:style-name="P1"><text:span text:style-name="T3"><text:s text:c="4"/>'''Return a BBTM matrix from the given dataset ("all", "out" or "in")</text:span></text:p>
      <text:p text:style-name="P1"><text:span text:style-name="T3"><text:s text:c="4"/>and at the given number of evolutionary time units (defined as the</text:span></text:p>
      <text:p text:style-name="P1"><text:span text:style-name="T3"><text:s text:c="4"/>time it takes for one out of a hundred residues to change, on average).</text:span></text:p>
      <text:p text:style-name="P1"><text:span text:style-name="T3"><text:s text:c="4"/>'''</text:span></text:p>
      <text:p text:style-name="P1"><text:span text:style-name="T3"><text:s text:c="4"/>if dataset == 'all':</text:span></text:p>
      <text:p text:style-name="P1"><text:span text:style-name="T3"><text:s text:c="8"/>pi = pi_all</text:span></text:p>
      <text:p text:style-name="P1"><text:span text:style-name="T3"><text:s text:c="8"/>q = qall</text:span></text:p>
      <text:p text:style-name="P1"><text:span text:style-name="T3"><text:s text:c="4"/>elif dataset == 'out':</text:span></text:p>
      <text:p text:style-name="P1"><text:span text:style-name="T3"><text:s text:c="8"/>pi = pi_out</text:span></text:p>
      <text:p text:style-name="P1"><text:span text:style-name="T3"><text:s text:c="8"/>q = qout</text:span></text:p>
      <text:p text:style-name="P1"><text:span text:style-name="T3"><text:s text:c="4"/>elif dataset == 'in':</text:span></text:p>
      <text:p text:style-name="P1"><text:span text:style-name="T3"><text:s text:c="8"/>pi = pi_in</text:span></text:p>
      <text:p text:style-name="P1"><text:span text:style-name="T3"><text:s text:c="8"/>q = qin</text:span></text:p>
      <text:p text:style-name="P1"><text:span text:style-name="T3"><text:s text:c="4"/>else:</text:span></text:p>
      <text:p text:style-name="P1"><text:span text:style-name="T3"><text:s text:c="8"/>raise ValueError('the only datasets are "all", "out" and "in"')</text:span></text:p>
      <text:p text:style-name="P1"><text:span text:style-name="T3"/></text:p>
      <text:p text:style-name="P1"><text:span text:style-name="T3"><text:s text:c="4"/>p = transition_probability_matrix(q, t)</text:span></text:p>
      <text:p text:style-name="P1"><text:span text:style-name="T3"><text:s text:c="4"/>output = scoring_matrix(p, pi)</text:span></text:p>
      <text:p text:style-name="P1"><text:span text:style-name="T3"><text:s text:c="4"/></text:span></text:p>
      <text:p text:style-name="P1"><text:span text:style-name="T3"><text:s text:c="4"/>return output</text:span></text:p>
      <text:p text:style-name="P1"><text:span text:style-name="T3"/></text:p>
      <text:p text:style-name="P1"><text:span text:style-name="T3">def write_bbtm(dataset, t, output_filename, comments = None):</text:span></text:p>
      <text:p text:style-name="P1"><text:span text:style-name="T3"><text:s text:c="4"/>'''Write a file containing, in what I think is BLAST format, a BBTM</text:span></text:p>
      <text:p text:style-name="P1"><text:span text:style-name="T3"><text:s text:c="4"/>matrix from the given dataset("all", "out" or "in") and at the given</text:span></text:p>
      <text:p text:style-name="P1"><text:span text:style-name="T3"><text:s text:c="4"/>number of evolutionary time units (defined as the time it takes for</text:span></text:p>
      <text:p text:style-name="P1"><text:span text:style-name="T3"><text:s text:c="4"/>one out of a hundred residues to change, on average)</text:span></text:p>
      <text:p text:style-name="P1"><text:span text:style-name="T3"><text:s text:c="4"/>String in keyword argument 'comments' will also be written'''</text:span></text:p>
      <text:p text:style-name="P1"><text:soft-page-break/><text:span text:style-name="T3"><text:s text:c="4"/>with open(output_filename, 'w') as o:</text:span></text:p>
      <text:p text:style-name="P1"><text:span text:style-name="T3"><text:s text:c="8"/># Write the first comment line, containing the dataset and t</text:span></text:p>
      <text:p text:style-name="P1"><text:span text:style-name="T3"><text:s text:c="8"/>o.write('# bbTM{0} at t={1}\n'.format(dataset, t))</text:span></text:p>
      <text:p text:style-name="P1"><text:span text:style-name="T3"><text:s text:c="8"/></text:span></text:p>
      <text:p text:style-name="P1"><text:span text:style-name="T3"><text:s text:c="8"/># Add comments</text:span></text:p>
      <text:p text:style-name="P1"><text:span text:style-name="T3"><text:s text:c="8"/>if comments != None:</text:span></text:p>
      <text:p text:style-name="P1"><text:span text:style-name="T3"><text:s text:c="12"/>for line in comments.split('\n'):</text:span></text:p>
      <text:p text:style-name="P1"><text:span text:style-name="T3"><text:s text:c="16"/>o.write('# ' + line + '\n')</text:span></text:p>
      <text:p text:style-name="P1"><text:span text:style-name="T3"><text:s text:c="8"/></text:span></text:p>
      <text:p text:style-name="P1"><text:span text:style-name="T3"><text:s text:c="8"/># Create the bbTM matrix</text:span></text:p>
      <text:p text:style-name="P1"><text:span text:style-name="T3"><text:s text:c="8"/>matrix = bbtm(dataset, t)</text:span></text:p>
      <text:p text:style-name="P1"><text:span text:style-name="T3"/></text:p>
      <text:p text:style-name="P1"><text:span text:style-name="T3"><text:s text:c="8"/># Write the row names</text:span></text:p>
      <text:p text:style-name="P1"><text:span text:style-name="T3"><text:s text:c="8"/>o.write(' '*4 + (' '*3).join(published_bbtm_ordering) + '\n')</text:span></text:p>
      <text:p text:style-name="P1"><text:span text:style-name="T3"/></text:p>
      <text:p text:style-name="P1"><text:span text:style-name="T3"><text:s text:c="8"/># Write the actual entries in the matrix, rounded to the nearest</text:span></text:p>
      <text:p text:style-name="P1"><text:span text:style-name="T3"><text:s text:c="8"/># integer</text:span></text:p>
      <text:p text:style-name="P1"><text:span text:style-name="T3"><text:s text:c="8"/>for row in published_bbtm_ordering:</text:span></text:p>
      <text:p text:style-name="P1"><text:span text:style-name="T3"><text:s text:c="12"/>o.write(row)</text:span></text:p>
      <text:p text:style-name="P1"><text:span text:style-name="T3"><text:s text:c="12"/>for col in published_bbtm_ordering:</text:span></text:p>
      <text:p text:style-name="P1"><text:span text:style-name="T3"><text:s text:c="16"/># Create a string that is the integer entry, rounded down,</text:span></text:p>
      <text:p text:style-name="P1"><text:span text:style-name="T3"><text:s text:c="16"/># padded with spaces so that it takes up four characters</text:span></text:p>
      <text:p text:style-name="P1"><text:span text:style-name="T3"><text:s text:c="16"/>entry = str(round_to_nearest_int(matrix[row,col]))</text:span></text:p>
      <text:p text:style-name="P1"><text:span text:style-name="T3"><text:s text:c="16"/>padded_entry = ' '*(4-len(entry)) + entry</text:span></text:p>
      <text:p text:style-name="P1"><text:span text:style-name="T3"><text:s text:c="16"/>o.write(padded_entry)</text:span></text:p>
      <text:p text:style-name="P1"><text:span text:style-name="T3"><text:s text:c="12"/>o.write('\n')</text:span></text:p>
      <text:p text:style-name="P1"><text:span text:style-name="T3"/></text:p>
      <text:p text:style-name="P1"><text:span text:style-name="T3">def write_bbtm_series(dataset, id_t_triplets, output_filename, comments = None):</text:span></text:p>
      <text:p text:style-name="P1"><text:span text:style-name="T3"><text:s text:c="4"/>'''Call write_bbtm multiple times to produce a series of matrices,</text:span></text:p>
      <text:p text:style-name="P1"><text:span text:style-name="T3"><text:s text:c="4"/>as well as a Clustal matrix series file'''</text:span></text:p>
      <text:p text:style-name="P1"><text:span text:style-name="T3"/></text:p>
      <text:p text:style-name="P1"><text:span text:style-name="T3"><text:s text:c="4"/># Function so that I can add stuff to the output filename</text:span></text:p>
      <text:p text:style-name="P1"><text:span text:style-name="T3"><text:s text:c="4"/># right before a file extension, to make the filenames of the individual</text:span></text:p>
      <text:p text:style-name="P1"><text:span text:style-name="T3"><text:s text:c="4"/># matrices (output_filename becomes the filename of the series file)</text:span></text:p>
      <text:p text:style-name="P1"><text:span text:style-name="T3"><text:s text:c="4"/>def make_matrix_filename(t):</text:span></text:p>
      <text:p text:style-name="P1"><text:span text:style-name="T3"><text:s text:c="8"/>separated = output_filename.split('.')</text:span></text:p>
      <text:p text:style-name="P1"><text:span text:style-name="T3"><text:s text:c="8"/>separated[-2] += str(t)</text:span></text:p>
      <text:p text:style-name="P1"><text:span text:style-name="T3"><text:s text:c="8"/>return '.'.join(separated)</text:span></text:p>
      <text:p text:style-name="P1"><text:span text:style-name="T3"><text:s text:c="8"/></text:span></text:p>
      <text:p text:style-name="P1"><text:span text:style-name="T3"><text:s text:c="8"/></text:span></text:p>
      <text:p text:style-name="P1"><text:span text:style-name="T3"/></text:p>
      <text:p text:style-name="P1"><text:span text:style-name="T3"><text:s text:c="4"/># Make the matrix files</text:span></text:p>
      <text:p text:style-name="P1"><text:span text:style-name="T3"><text:s text:c="4"/>for id_bottom, id_top, t in id_t_triplets:</text:span></text:p>
      <text:p text:style-name="P1"><text:span text:style-name="T3"><text:s text:c="8"/>write_bbtm(dataset, t, make_matrix_filename(t), comments)</text:span></text:p>
      <text:p text:style-name="P1"><text:span text:style-name="T3"/></text:p>
      <text:p text:style-name="P1"><text:span text:style-name="T3"><text:s text:c="4"/># Make the series file</text:span></text:p>
      <text:p text:style-name="P1"><text:span text:style-name="T3"><text:s text:c="4"/>with open(output_filename, 'w') as o:</text:span></text:p>
      <text:p text:style-name="P1"><text:span text:style-name="T3"><text:s text:c="8"/>o.write('CLUSTAL_SERIS\n')</text:span></text:p>
      <text:p text:style-name="P1"><text:span text:style-name="T3"><text:s text:c="8"/>o.write('\n')</text:span></text:p>
      <text:p text:style-name="P1"><text:span text:style-name="T3"><text:s text:c="8"/>for id_bottom, id_top, t in id_t_triplets:</text:span></text:p>
      <text:p text:style-name="P1"><text:span text:style-name="T3"><text:s text:c="12"/>o.write(' '.join([id_bottom, id_top, make_matrix_filena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Davis</meta:initial-creator>
    <meta:creation-date>2012-08-25T15:11:28.04</meta:creation-date>
    <dc:date>2012-08-25T16:33:47.51</dc:date>
    <dc:creator>Alex Davis</dc:creator>
    <meta:editing-duration>PT01H22M02S</meta:editing-duration>
    <meta:editing-cycles>41</meta:editing-cycles>
    <meta:generator>OpenOffice.org/3.2$Win32 OpenOffice.org_project/320m18$Build-9502</meta:generator>
    <meta:document-statistic meta:table-count="0" meta:image-count="0" meta:object-count="2" meta:page-count="7" meta:paragraph-count="286" meta:word-count="1783" meta:character-count="14208"/>
  </office:meta>
</office:document-meta>
</file>

<file path=Object 1/content.xml><?xml version="1.0" encoding="utf-8"?>
<math xmlns="http://www.w3.org/1998/Math/MathML">
  <semantics>
    <mrow>
      <msup>
        <mi>e</mi>
        <mi mathvariant="italic">Qt</mi>
      </msup>
      <mi mathvariant="normal">=</mi>
      <mrow>
        <munderover>
          <mi mathvariant="normal">∑</mi>
          <mrow>
            <mi>i</mi>
            <mi mathvariant="normal">=</mi>
            <mn>0</mn>
          </mrow>
          <mi mathvariant="normal">∞</mi>
        </munderover>
        <mfrac>
          <mrow>
            <msup>
              <mi>Q</mi>
              <mi>i</mi>
            </msup>
            <msup>
              <mi>t</mi>
              <mi>i</mi>
            </msup>
          </mrow>
          <mrow>
            <mi>i</mi>
            <mi>!</mi>
          </mrow>
        </mfrac>
      </mrow>
    </mrow>
    <annotation encoding="StarMath 5.0">e^{Qt} = sum from{i=0} to{infinity} {{Q^i t^i} over {i!}}</annotation>
  </semantics>
</math>
</file>

<file path=Object 2/content.xml><?xml version="1.0" encoding="utf-8"?>
<math xmlns="http://www.w3.org/1998/Math/MathML">
  <semantics>
    <mrow>
      <mrow>
        <mrow>
          <munderover>
            <mi mathvariant="normal">∑</mi>
            <mrow>
              <mi>i</mi>
              <mi mathvariant="normal">=</mi>
              <mn>0</mn>
            </mrow>
            <mi mathvariant="normal">∞</mi>
          </munderover>
          <mfrac>
            <msup>
              <mi>Q</mi>
              <mi>i</mi>
            </msup>
            <mrow>
              <mi>i</mi>
              <mi>!</mi>
            </mrow>
          </mfrac>
        </mrow>
        <mi mathvariant="normal">=</mi>
        <mrow>
          <mrow>
            <mrow>
              <mrow>
                <mi>I</mi>
                <mo stretchy="false">+</mo>
                <mi>Q</mi>
              </mrow>
              <mo stretchy="false">+</mo>
              <mfrac>
                <msup>
                  <mi>Q</mi>
                  <mn>2</mn>
                </msup>
                <mrow>
                  <mn>2</mn>
                  <mi>!</mi>
                </mrow>
              </mfrac>
            </mrow>
            <mo stretchy="false">+</mo>
            <mfrac>
              <msup>
                <mi>Q</mi>
                <mn>3</mn>
              </msup>
              <mrow>
                <mn>3</mn>
                <mi>!</mi>
              </mrow>
            </mfrac>
          </mrow>
          <mo stretchy="false">+</mo>
          <mfrac>
            <msup>
              <mi>Q</mi>
              <mn>4</mn>
            </msup>
            <mrow>
              <mn>4</mn>
              <mi>!</mi>
            </mrow>
          </mfrac>
        </mrow>
      </mrow>
      <mn>...</mn>
    </mrow>
    <annotation encoding="StarMath 5.0">sum from{i=0} to{infinity} {{Q^i} over {i!}} = I + Q + Q^2 over {2!} + Q^3 over {3!} + Q^4 over {4!} ...</annotation>
  </semantics>
</math>
</file>